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d00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99ccff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shapes>
          <draw:frame draw:z-index="0" draw:style-name="gr1" svg:width="15.999cm" svg:height="8.999cm" svg:x="0.017cm" svg:y="2.83cm">
            <draw:object draw:notify-on-update-of-ranges="Feuille1.A2:Feuille1.A2 Feuille1.B1:Feuille1.F1 Feuille1.A3:Feuille1.A3 Feuille1.B3:Feuille1.F3 Feuille1.A2:Feuille1.A2 Feuille1.B2:Feuille1.F2 Feuille1.A4:Feuille1.A4 Feuille1.B4:Feuille1.F4 Feuille1.A5:Feuille1.A5 Feuille1.B5:Feuille1.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CTRL 1</text:p>
          </table:table-cell>
          <table:table-cell office:value-type="string">
            <text:p>Devoir 1</text:p>
          </table:table-cell>
          <table:table-cell office:value-type="string">
            <text:p>CTRL 2</text:p>
          </table:table-cell>
          <table:table-cell office:value-type="string">
            <text:p>CTRL3</text:p>
          </table:table-cell>
          <table:table-cell office:value-type="string">
            <text:p>Moyenne</text:p>
          </table:table-cell>
        </table:table-row>
        <table:table-row table:style-name="ro1">
          <table:table-cell office:value-type="string">
            <text:p>ROUXEL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Moyenne</text:p>
          </table:table-cell>
          <table:table-cell table:style-name="ce1" office:value-type="float" office:value="6.95">
            <text:p>6,9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.76">
            <text:p>9,76</text:p>
          </table:table-cell>
          <table:table-cell table:style-name="ce1" office:value-type="float" office:value="13.14">
            <text:p>13,14</text:p>
          </table:table-cell>
          <table:table-cell table:style-name="ce1" office:value-type="float" office:value="10.93">
            <text:p>10,93</text:p>
          </table:table-cell>
        </table:table-row>
        <table:table-row table:style-name="ro1">
          <table:table-cell table:style-name="ce2" office:value-type="string">
            <text:p>Note la Plus Bass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3" office:value-type="string">
            <text:p>Note la plus haute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3">
            <text:p>13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05:3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4:59:34.83</meta:creation-date>
    <dc:date>2015-04-08T05:33:55.60</dc:date>
    <meta:editing-duration>PT3M28S</meta:editing-duration>
    <meta:editing-cycles>1</meta:editing-cycles>
    <meta:document-statistic meta:table-count="3" meta:cell-count="30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1 0 2 3" chart:style-name="ch1">
        <chart:title svg:x="6.184cm" svg:y="0.316cm" chart:style-name="ch2">
          <text:p>Profil de ROUXEL</text:p>
        </chart:title>
        <chart:legend chart:legend-position="end" svg:x="12.228cm" svg:y="3.478cm" chart:style-name="ch3"/>
        <chart:plot-area chart:style-name="ch4" table:cell-range-address="Feuille1.A2:Feuille1.A5 Feuille1.B1:Feuille1.F5" chart:data-source-has-labels="both" svg:x="1.358cm" svg:y="1.635cm" svg:width="10.23cm" svg:height="6.177cm">
          <chartooo:coordinate-region svg:x="1.979cm" svg:y="1.847cm" svg:width="8.906cm" svg:height="5.292cm"/>
          <chart:axis chart:dimension="x" chart:name="primary-x" chart:style-name="ch5">
            <chart:title svg:x="4.921cm" svg:y="7.993cm" chart:style-name="ch6">
              <text:p>épreuve du trimestre</text:p>
            </chart:title>
            <chart:categories table:cell-range-address="Feuille1.B1:Feuille1.F1"/>
          </chart:axis>
          <chart:axis chart:dimension="y" chart:name="primary-y" chart:style-name="ch5">
            <chart:title svg:x="0.451cm" svg:y="6.103cm" chart:style-name="ch7">
              <text:p>notes du trimestre</text:p>
            </chart:title>
            <chart:grid chart:style-name="ch8" chart:class="major"/>
          </chart:axis>
          <chart:series chart:style-name="ch9" chart:values-cell-range-address="Feuille1.B3:Feuille1.F3" chart:label-cell-address="Feuille1.A3:Feuille1.A3" chart:class="chart:line">
            <chart:data-point chart:repeated="5"/>
          </chart:series>
          <chart:series chart:style-name="ch10" chart:values-cell-range-address="Feuille1.B2:Feuille1.F2" chart:label-cell-address="Feuille1.A2:Feuille1.A2" chart:class="chart:line">
            <chart:data-point chart:repeated="5"/>
          </chart:series>
          <chart:series chart:style-name="ch11" chart:values-cell-range-address="Feuille1.B4:Feuille1.F4" chart:label-cell-address="Feuille1.A4:Feuille1.A4" chart:class="chart:line">
            <chart:data-point chart:repeated="5"/>
          </chart:series>
          <chart:series chart:style-name="ch12" chart:values-cell-range-address="Feuille1.B5:Feuille1.F5" chart:label-cell-address="Feuille1.A5:Feuille1.A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1</text:p>
                <draw:g>
                  <svg:desc>Feuille1.B1:Feuille1.F1</svg:desc>
                </draw:g>
              </table:table-cell>
              <table:table-cell office:value-type="string">
                <text:p>Devoir 1</text:p>
              </table:table-cell>
              <table:table-cell office:value-type="string">
                <text:p>CTRL 2</text:p>
              </table:table-cell>
              <table:table-cell office:value-type="string">
                <text:p>CTRL3</text:p>
              </table:table-cell>
              <table:table-cell office:value-type="string">
                <text:p>Moyenne</text:p>
              </table:table-cell>
            </table:table-row>
          </table:table-header-rows>
          <table:table-rows>
            <table:table-row>
              <table:table-cell office:value-type="string">
                <text:p>Moyenne</text:p>
                <draw:g>
                  <svg:desc>Feuille1.A3:Feuille1.A3</svg:desc>
                </draw:g>
              </table:table-cell>
              <table:table-cell office:value-type="float" office:value="6.95">
                <text:p>6.95</text:p>
                <draw:g>
                  <svg:desc>Feuille1.B3:Feuille1.F3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9.76">
                <text:p>9.76</text:p>
              </table:table-cell>
              <table:table-cell office:value-type="float" office:value="13.14">
                <text:p>13.14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ROUXEL</text:p>
                <draw:g>
                  <svg:desc>Feuille1.A2:Feuille1.A2</svg:desc>
                </draw:g>
              </table:table-cell>
              <table:table-cell office:value-type="float" office:value="4">
                <text:p>4</text:p>
                <draw:g>
                  <svg:desc>Feuille1.B2:Feuille1.F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e la Plus Basse</text:p>
                <draw:g>
                  <svg:desc>Feuille1.A4:Feuille1.A4</svg:desc>
                </draw:g>
              </table:table-cell>
              <table:table-cell office:value-type="float" office:value="4">
                <text:p>4</text:p>
                <draw:g>
                  <svg:desc>Feuille1.B4:Feuille1.F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e la plus haute</text:p>
                <draw:g>
                  <svg:desc>Feuille1.A5:Feuille1.A5</svg:desc>
                </draw:g>
              </table:table-cell>
              <table:table-cell office:value-type="float" office:value="11">
                <text:p>11</text:p>
                <draw:g>
                  <svg:desc>Feuille1.B5:Feuille1.F5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